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16161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4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8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poso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poso " calcext:value-type="string">
            <text:p>pos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padre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padre " calcext:value-type="string">
            <text:p>padr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adre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adre " calcext:value-type="string">
            <text:p>madr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hermano " calcext:value-type="string">
            <text:p>herman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hermana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hermana " calcext:value-type="string">
            <text:p>herman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hija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hija " calcext:value-type="string">
            <text:p>hij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hijo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hijo " calcext:value-type="string">
            <text:p>hij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abuelo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abuelo " calcext:value-type="string">
            <text:p>abuel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abuela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abuela " calcext:value-type="string">
            <text:p>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tio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tio " calcext:value-type="string">
            <text:p>ti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tia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tia " calcext:value-type="string">
            <text:p>ti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primo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primo " calcext:value-type="string">
            <text:p>primo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posa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posa " calcext:value-type="string">
            <text:p>pos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padrasto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padrasto " calcext:value-type="string">
            <text:p>padrast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bisabuela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bisabuela " calcext:value-type="string">
            <text:p>bis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alguien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alguien " calcext:value-type="string">
            <text:p>alguien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1">
        <table:table-column table:style-name="co1" table:default-cell-style-name="ce12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2"/>
        <table:table-column table:style-name="co1" table:number-columns-repeated="1019" table:default-cell-style-name="ce12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7" table:number-columns-repeated="5"/>
          <table:table-cell table:style-name="ce28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1"/>
          <table:table-cell table:style-name="ce31" office:value-type="string" calcext:value-type="string">
            <text:p>title</text:p>
          </table:table-cell>
          <table:table-cell table:style-name="ce31" table:number-columns-repeated="7"/>
          <table:table-cell table:style-name="ce31" office:value-type="string" calcext:value-type="string">
            <text:p>gender</text:p>
          </table:table-cell>
          <table:table-cell table:style-name="ce31" table:number-columns-repeated="7"/>
          <table:table-cell table:style-name="ce31" office:value-type="string" calcext:value-type="string">
            <text:p>religion</text:p>
          </table:table-cell>
          <table:table-cell table:style-name="ce31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 style:data-style-name="N2" text:time-value="17:07:13.8484967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2-01T17:10:38.110053583</dc:date>
    <dc:creator>Lorenz Hoffmann</dc:creator>
    <meta:editing-duration>PT37M38S</meta:editing-duration>
    <meta:editing-cycles>33</meta:editing-cycles>
    <meta:generator>LibreOffice/7.1.8.1$Linux_X86_64 LibreOffice_project/10$Build-1</meta:generator>
    <meta:document-statistic meta:table-count="3" meta:cell-count="126" meta:object-count="0"/>
  </office:meta>
</office:document-meta>
</file>